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UAN JOSE ARO ATEN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34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4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4/08/2021</text:p>
          </table:table-cell>
          <table:table-cell table:style-name="Tabla2.A2" office:value-type="string">
            <text:p text:style-name="P9">168279</text:p>
          </table:table-cell>
          <table:table-cell table:style-name="Tabla2.A2" office:value-type="string">
            <text:p text:style-name="P9">193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ABONO POR PAVOS Y 40 CAJAS DE POLLOS BB QUE YA SE DESPACHAR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1:05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